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410ef" officeooo:paragraph-rsid="001410ef"/>
    </style:style>
    <style:style style:name="P2" style:family="paragraph" style:parent-style-name="Standard" style:master-page-name="">
      <loext:graphic-properties draw:fill="none"/>
      <style:paragraph-properties fo:margin-left="0in" fo:margin-right="0in" fo:text-indent="0.5in" style:auto-text-indent="false" style:page-number="auto" fo:background-color="transparent"/>
      <style:text-properties officeooo:rsid="001410ef" officeooo:paragraph-rsid="001410ef"/>
    </style:style>
    <style:style style:name="P3" style:family="paragraph" style:parent-style-name="Standard">
      <loext:graphic-properties draw:fill="none"/>
      <style:paragraph-properties fo:margin-left="0in" fo:margin-right="0in" fo:text-indent="0.5in" style:auto-text-indent="false" fo:background-color="transparent"/>
      <style:text-properties officeooo:rsid="001410ef" officeooo:paragraph-rsid="001410ef"/>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1491b1"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ynopsis of thoughts on “Last Lecture”:</text:p>
      <text:p text:style-name="P1"/>
      <text:p text:style-name="P2">Oh, goodness. Where to start? The hard part about this, I think, is that I have a lot of feelings about the lecture, but I’m not sure how to really <text:span text:style-name="T1">say</text:span><text:span text:style-name="T2"> any of it.</text:span></text:p>
      <text:p text:style-name="P3"><text:span text:style-name="T2">What affected me the most? Two things come immediately to mind: having the audience sing Happy Birthday for his wife, and revealing the second “head fake,” that the entire lecture was for his kids. To go through more than an hour’s worth of a speech to help motivate others and to demonstrate how important it is to pursue one’s dreams, just to reveal that it was all for his kids… There’s a bit of “living by example” in that. He didn’t just say things. He lived by them. All within that single speech. It’s kind of meta, if you think about it.</text:span></text:p>
      <text:p text:style-name="P3"><text:span text:style-name="T2">Among other things that I got from his speech, particularly at the beginning, is that I really need to start exercising again. I remember how much better I felt, both physically and emotionally, when I was exercising regularly. Perhaps I wouldn’t struggle quite so heavily with depression if I was more active. This man, who was dying from cancer at the time of his speech, got down on the floor and did more push-ups than I can presently do. It kind of made me feel bad, to be honest.</text:span></text:p>
      <text:p text:style-name="P3"><text:span text:style-name="T2">Furthermore, I enjoyed his “brick wall” analogy. I often say I like to do things, such as writing, and then I spend more time playing video games than actually writing. My own depression is the first brick wall, and while it’s easy to break through it on some days, it’s usually not easy. </text:span><text:span text:style-name="T3">And there will be other walls, too. Rejections by publishers. Editors who ask me to change things about my stories that I don’t want to change. Days when I just can’t make the words work for me. Randy has shown me that I’ll have to break through those walls daily. And if there’s anything I’ve learned from myself over the past few years, it’s that I’ll be happier for having tried.</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4-26T15:59:50.025000000</meta:creation-date>
    <dc:date>2022-04-26T16:13:30.716000000</dc:date>
    <meta:editing-duration>PT3M20S</meta:editing-duration>
    <meta:editing-cycles>1</meta:editing-cycles>
    <meta:document-statistic meta:table-count="0" meta:image-count="0" meta:object-count="0" meta:page-count="1" meta:paragraph-count="5" meta:word-count="355" meta:character-count="1902" meta:non-whitespace-character-count="1552"/>
    <meta:generator>LibreOffice/7.1.1.2$Windows_X86_64 LibreOffice_project/fe0b08f4af1bacafe4c7ecc87ce55bb426164676</meta:generator>
  </office:meta>
</office:document-meta>
</file>